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29cm"/>
    </style:style>
    <style:style style:name="Tableau1.B" style:family="table-column">
      <style:table-column-properties style:column-width="7.862cm"/>
    </style:style>
    <style:style style:name="Tableau1.C" style:family="table-column">
      <style:table-column-properties style:column-width="5.849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Standard">
      <style:paragraph-properties fo:margin-top="0cm" fo:margin-bottom="0.499cm" loext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6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ext_20_body" style:list-style-name="L41"/>
    <style:style style:name="P43" style:family="paragraph" style:parent-style-name="Text_20_body" style:list-style-name="L42"/>
    <style:style style:name="P44" style:family="paragraph" style:parent-style-name="Text_20_body" style:list-style-name="L43"/>
    <style:style style:name="P45" style:family="paragraph" style:parent-style-name="Text_20_body" style:list-style-name="L44"/>
    <style:style style:name="P46" style:family="paragraph" style:parent-style-name="Text_20_body" style:list-style-name="L45"/>
    <style:style style:name="P47" style:family="paragraph" style:parent-style-name="Text_20_body" style:list-style-name="L46"/>
    <style:style style:name="P48" style:family="paragraph" style:parent-style-name="Text_20_body" style:list-style-name="L47"/>
    <style:style style:name="P49" style:family="paragraph" style:parent-style-name="Text_20_body" style:list-style-name="L48"/>
    <style:style style:name="P50" style:family="paragraph" style:parent-style-name="Text_20_body" style:list-style-name="L49"/>
    <style:style style:name="P51" style:family="paragraph" style:parent-style-name="Text_20_body">
      <style:paragraph-properties fo:margin-top="0cm" fo:margin-bottom="0cm" loext:contextual-spacing="false"/>
    </style:style>
    <style:style style:name="P52" style:family="paragraph" style:parent-style-name="Text_20_body" style:list-style-name="L1">
      <style:paragraph-properties fo:margin-top="0cm" fo:margin-bottom="0cm" loext:contextual-spacing="false"/>
    </style:style>
    <style:style style:name="P53" style:family="paragraph" style:parent-style-name="Text_20_body" style:list-style-name="L9">
      <style:paragraph-properties fo:margin-top="0cm" fo:margin-bottom="0cm" loext:contextual-spacing="false"/>
    </style:style>
    <style:style style:name="P54" style:family="paragraph" style:parent-style-name="Text_20_body" style:list-style-name="L11">
      <style:paragraph-properties fo:margin-top="0cm" fo:margin-bottom="0cm" loext:contextual-spacing="false"/>
    </style:style>
    <style:style style:name="P55" style:family="paragraph" style:parent-style-name="Text_20_body" style:list-style-name="L14">
      <style:paragraph-properties fo:margin-top="0cm" fo:margin-bottom="0cm" loext:contextual-spacing="false"/>
    </style:style>
    <style:style style:name="P56" style:family="paragraph" style:parent-style-name="Text_20_body" style:list-style-name="L18">
      <style:paragraph-properties fo:margin-top="0cm" fo:margin-bottom="0cm" loext:contextual-spacing="false"/>
    </style:style>
    <style:style style:name="P57" style:family="paragraph" style:parent-style-name="Text_20_body" style:list-style-name="L19">
      <style:paragraph-properties fo:margin-top="0cm" fo:margin-bottom="0cm" loext:contextual-spacing="false"/>
    </style:style>
    <style:style style:name="P58" style:family="paragraph" style:parent-style-name="Text_20_body" style:list-style-name="L20">
      <style:paragraph-properties fo:margin-top="0cm" fo:margin-bottom="0cm" loext:contextual-spacing="false"/>
    </style:style>
    <style:style style:name="P59" style:family="paragraph" style:parent-style-name="Text_20_body" style:list-style-name="L21">
      <style:paragraph-properties fo:margin-top="0cm" fo:margin-bottom="0cm" loext:contextual-spacing="false"/>
    </style:style>
    <style:style style:name="P60" style:family="paragraph" style:parent-style-name="Text_20_body" style:list-style-name="L27">
      <style:paragraph-properties fo:margin-top="0cm" fo:margin-bottom="0cm" loext:contextual-spacing="false"/>
    </style:style>
    <style:style style:name="P61" style:family="paragraph" style:parent-style-name="Text_20_body" style:list-style-name="L29">
      <style:paragraph-properties fo:margin-top="0cm" fo:margin-bottom="0cm" loext:contextual-spacing="false"/>
    </style:style>
    <style:style style:name="P62" style:family="paragraph" style:parent-style-name="Text_20_body" style:list-style-name="L31">
      <style:paragraph-properties fo:margin-top="0cm" fo:margin-bottom="0cm" loext:contextual-spacing="false"/>
    </style:style>
    <style:style style:name="P63" style:family="paragraph" style:parent-style-name="Text_20_body" style:list-style-name="L34">
      <style:paragraph-properties fo:margin-top="0cm" fo:margin-bottom="0cm" loext:contextual-spacing="false"/>
    </style:style>
    <style:style style:name="P64" style:family="paragraph" style:parent-style-name="Text_20_body" style:list-style-name="L41">
      <style:paragraph-properties fo:margin-top="0cm" fo:margin-bottom="0cm" loext:contextual-spacing="false"/>
    </style:style>
    <style:style style:name="P65" style:family="paragraph" style:parent-style-name="Text_20_body" style:list-style-name="L48">
      <style:paragraph-properties fo:margin-top="0cm" fo:margin-bottom="0cm" loext:contextual-spacing="false"/>
    </style:style>
    <style:style style:name="P66" style:family="paragraph" style:parent-style-name="Text_20_body" style:list-style-name="L49">
      <style:paragraph-properties fo:margin-top="0cm" fo:margin-bottom="0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MarionChapuis/memo/searc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logout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notifications/subscrib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notifications/subscrib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sta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sta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edit/master/Laravel_BDD.md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MarionChapuis/memo/delete/master/Laravel_BDD.md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Section1">
        <text:section text:style-name="Sect1" text:name="readme">
          <text:h text:style-name="Heading_20_1" text:outline-level="1"><text:bookmark text:name="user-content-bddlaravel"/>BDDLaravel</text:h>
          <text:h text:style-name="Heading_20_2" text:outline-level="2"><text:bookmark text:name="user-content-créer-un-controller-et-lensemble-de-ses-routes"/>Créer un Controller et l'ensemble de ses routes</text:h>
          <text:p text:style-name="Text_20_body">Créer un controller avec l'ensemble de ces méthodes à l'intérieur et toutes les routes associées (et nommées).</text:p>
          <text:list xml:id="list2067582129" text:style-name="L9">
            <text:list-item>
              <text:p text:style-name="P53">Ligne de commande : php artisan make:controller NomController --resource </text:p>
            </text:list-item>
            <text:list-item>
              <text:p text:style-name="P10">Dans le fichier web : </text:p>
            </text:list-item>
          </text:list>
          <text:p text:style-name="Preformatted_20_Text">Route::resource('ingredients', 'IngredientController') ; </text:p>
          <text:p text:style-name="Preformatted_20_Text">// ingredients : nom de la ressource </text:p>
          <text:p text:style-name="P3">// IngredientController : nom du controller</text:p>
          <text:list xml:id="list2403605693" text:style-name="L10">
            <text:list-item>
              <text:p text:style-name="P11">Obtenir la liste des routes et leur nom : php artisan route:list</text:p>
            </text:list-item>
            <text:list-item>
              <text:p text:style-name="P11">Penser dans le controller à ajouter : use App\NomModel (ex App\Ingredient)</text:p>
            </text:list-item>
            <text:list-item>
              <text:p text:style-name="P11">Dans une vue insérer directement avec le nom de la route :</text:p>
            </text:list-item>
          </text:list>
          <text:p text:style-name="P3">&lt;a href="{{route('ingredients.index')}}"&gt;&lt;/a&gt;</text:p>
          <text:h text:style-name="Heading_20_2" text:outline-level="2"><text:bookmark text:name="user-content-principe-de-base"/>Principe de base</text:h>
          <text:p text:style-name="Text_20_body">route -&gt; controller -&gt; vue</text:p>
          <text:h text:style-name="Heading_20_2" text:outline-level="2"><text:bookmark text:name="user-content-se-connecter-à-une-bdd"/>Se connecter à une BDD</text:h>
          <text:p text:style-name="Text_20_body">Modifier les éléments suivants du ".env" :</text:p>
          <text:list xml:id="list1170206102" text:style-name="L11">
            <text:list-item>
              <text:p text:style-name="P54">DB_DATABASE = nom BDD </text:p>
            </text:list-item>
            <text:list-item>
              <text:p text:style-name="P54">DB_USERNAME = nom utilisateur </text:p>
            </text:list-item>
            <text:list-item>
              <text:p text:style-name="P12">DB_PASSWORD = mot de passe </text:p>
            </text:list-item>
          </text:list>
          <text:h text:style-name="Heading_20_2" text:outline-level="2"><text:bookmark text:name="user-content-raw-sql-queries"/>Raw Sql Queries</text:h>
          <text:list xml:id="list417929013" text:style-name="L12">
            <text:list-item>
              <text:p text:style-name="P13">Ajouter des requêtes SQL dans notre controller </text:p>
            </text:list-item>
          </text:list>
          <text:p text:style-name="Preformatted_20_Text">$variable = DB::select('SELECT * FROM table WHERE id= ?', [variable remplaçant le ?]); </text:p>
          <text:p text:style-name="P3">return view ('mavue', ["nomVariable" =&gt; $variable]);</text:p>
          <text:list xml:id="list2243287322" text:style-name="L13">
            <text:list-item>
              <text:p text:style-name="P14">Avoir des paramètres non définis dans une requête </text:p>
            </text:list-item>
          </text:list>
          <text:p text:style-name="Preformatted_20_Text">public function showBoissons($id) </text:p>
          <text:p text:style-name="Preformatted_20_Text">{</text:p>
          <text:p text:style-name="Preformatted_20_Text"><text:s text:c="4"/>$drink = DB::select('SELECT * from drink where id=?',[$id]);</text:p>
          <text:p text:style-name="Preformatted_20_Text"><text:s text:c="4"/>return view('editBoissons', ["boisson" =&gt; $drink[0]])</text:p>
          <text:p text:style-name="P3">}</text:p>
          <text:list xml:id="list1036983694" text:style-name="L14">
            <text:list-item>
              <text:p text:style-name="P55">? est remplacé par le 2ème paramètre de la fonction selection [$id] </text:p>
            </text:list-item>
            <text:list-item>
              <text:p text:style-name="P55"><text:soft-page-break/>$drink[0] : car le tableau contient un seul objet issu de la requête </text:p>
            </text:list-item>
            <text:list-item>
              <text:p text:style-name="P15">pour appeler les infos : $boisson-&gt;name </text:p>
            </text:list-item>
          </text:list>
          <text:h text:style-name="Heading_20_2" text:outline-level="2"><text:bookmark text:name="user-content-renommer-une-route"/>Renommer une route</text:h>
          <text:p text:style-name="Text_20_body">Route::get('boissons/{id}', 'BoissonsController@showBoissons')-&gt;name('BoissonsShow'); //Je renomme la route</text:p>
          <text:h text:style-name="Heading_20_2" text:outline-level="2"><text:bookmark text:name="user-content-avoir-des-paramètres-dans-une-route"/>Avoir des paramètres dans une route</text:h>
          <text:list xml:id="list2589690013" text:style-name="L15">
            <text:list-item>
              <text:p text:style-name="P16">Dans ma route : </text:p>
            </text:list-item>
          </text:list>
          <text:p text:style-name="P3">Route::get('boissons/{id}', 'BoissonsController@showBoissons');</text:p>
          <text:h text:style-name="Heading_20_2" text:outline-level="2"><text:bookmark text:name="user-content-faire-des-liens-href-vers-une-route"/>Faire des liens href vers une ROUTE</text:h>
          <text:list xml:id="list1462839713" text:style-name="L16">
            <text:list-item>
              <text:p text:style-name="P17">On indique que l'on fait un lien avec la route "nomRoute" ayant pour paramètre "id" étant issue de l'objet $uneboisson-&gt;id </text:p>
            </text:list-item>
          </text:list>
          <text:p text:style-name="P3">&lt;a href="{{ route('nomRoute', ['id'=&gt;$uneBoisson-&gt;id]) }}"&gt;Texte&lt;/a&gt;</text:p>
          <text:h text:style-name="Heading_20_2" text:outline-level="2"><text:bookmark text:name="user-content-asset--trouver-le-bon-fichier"/>Asset : trouver le bon fichier</text:h>
          <text:list xml:id="list4111957947" text:style-name="L17">
            <text:list-item>
              <text:p text:style-name="P18">Permet de trouver tout seul le bon fichier <text:span text:style-name="Emphasis">Exemple :</text:span> </text:p>
            </text:list-item>
          </text:list>
          <text:p text:style-name="P3">&lt;link href='{{asset("css/app.css")}}'&gt;</text:p>
          <text:h text:style-name="Heading_20_2" text:outline-level="2"><text:bookmark text:name="user-content-donner-une-url-absolue"/>Donner une URL absolue</text:h>
          <text:p text:style-name="P3">&lt;a href="{{url('tableaubord')}}"&gt;</text:p>
          <text:h text:style-name="Heading_20_1" text:outline-level="1"><text:bookmark text:name="user-content-migrations"/>Migrations</text:h>
          <text:p text:style-name="Text_20_body"><text:span text:style-name="Strong_20_Emphasis">Les migrations gérent le schéma de la BDD.</text:span></text:p>
          <text:list xml:id="list3540618101" text:style-name="L18">
            <text:list-item>
              <text:p text:style-name="P56">Les migrations sont dans le dossier : Database/Migrations </text:p>
            </text:list-item>
            <text:list-item>
              <text:p text:style-name="P56">Créer une migration et une table en ligne de commande : php artisan make:migration Nom_Migration --create=NomTable </text:p>
              <text:list>
                <text:list-item>
                  <text:p text:style-name="P56"><text:span text:style-name="Emphasis">exemple : php artisan make:migration create_boisson_table --create=boissons</text:span> </text:p>
                </text:list-item>
              </text:list>
            </text:list-item>
            <text:list-item>
              <text:p text:style-name="P19">Dans le fichier de migration créé, renseigner la fonction "UP" avec les champs à créer </text:p>
            </text:list-item>
          </text:list>
          <text:p text:style-name="Preformatted_20_Text">class CreateBoissonTable extends Migration</text:p>
          <text:p text:style-name="Preformatted_20_Text">{</text:p>
          <text:p text:style-name="Preformatted_20_Text"><text:s text:c="4"/>public function up()</text:p>
          <text:p text:style-name="Preformatted_20_Text"><text:s text:c="4"/>{</text:p>
          <text:p text:style-name="Preformatted_20_Text"><text:s text:c="8"/>Schema::create('boissons', function (Blueprint $table) {</text:p>
          <text:p text:style-name="Preformatted_20_Text"><text:s text:c="12"/>$table-&gt;increments('id');</text:p>
          <text:p text:style-name="Preformatted_20_Text"><text:s text:c="12"/>$table-&gt;string('name')-&gt;unique();</text:p>
          <text:p text:style-name="Preformatted_20_Text"><text:s text:c="12"/>$table-&gt;integer('price');</text:p>
          <text:p text:style-name="Preformatted_20_Text"><text:s text:c="12"/>$table-&gt;timestamps();</text:p>
          <text:p text:style-name="Preformatted_20_Text"><text:s text:c="8"/>});</text:p>
          <text:p text:style-name="Preformatted_20_Text"><text:soft-page-break/><text:s text:c="4"/>}</text:p>
          <text:p text:style-name="P3">}</text:p>
          <text:list xml:id="list1665057527" text:style-name="L19">
            <text:list-item>
              <text:p text:style-name="P57">Anticiper une erreur (clé trop longue), dans le fichier : App/Providers/AppServiceProvider.php </text:p>
            </text:list-item>
            <text:list-item>
              <text:p text:style-name="P20">Dans la fonction boot(), ajouter : </text:p>
            </text:list-item>
          </text:list>
          <text:p text:style-name="Preformatted_20_Text">use Illuminate\Support\Facades\Schema;</text:p>
          <text:p text:style-name="Preformatted_20_Text">class AppServiceProvider extends ServiceProvider</text:p>
          <text:p text:style-name="Preformatted_20_Text">{</text:p>
          <text:p text:style-name="Preformatted_20_Text"><text:s text:c="8"/>public function boot()</text:p>
          <text:p text:style-name="Preformatted_20_Text"><text:s text:c="8"/>{</text:p>
          <text:p text:style-name="Preformatted_20_Text"><text:s text:c="11"/>Schema::defaultStringLength(191);</text:p>
          <text:p text:style-name="Preformatted_20_Text"><text:s text:c="8"/>}</text:p>
          <text:p text:style-name="P3">}</text:p>
          <text:list xml:id="list185793610" text:style-name="L20">
            <text:list-item>
              <text:p text:style-name="P58">Pour obtenir la dernière version : php artisan migrate </text:p>
            </text:list-item>
            <text:list-item>
              <text:p text:style-name="P21">S'il y a une erreur, corriger l'erreur puis : php artisan migrate:fresh </text:p>
            </text:list-item>
          </text:list>
          <text:p text:style-name="Text_20_body"><text:a xlink:type="simple" xlink:href="https://laravel-news.com/laravel-5-4-key-too-long-error" text:style-name="Internet_20_link" text:visited-style-name="Visited_20_Internet_20_Link">Lien résolution de l'erreur</text:a></text:p>
          <text:h text:style-name="Heading_20_1" text:outline-level="1"><text:bookmark text:name="user-content-modèles"/>Modèles</text:h>
          <text:p text:style-name="Text_20_body"><text:span text:style-name="Strong_20_Emphasis">Un modèle permet d'interagir avec les tables.</text:span></text:p>
          <text:h text:style-name="Heading_20_2" text:outline-level="2"><text:bookmark text:name="user-content-créer-un-modèle--sa-migration"/>Créer un modèle &amp; sa migration</text:h>
          <text:list xml:id="list1843807074" text:style-name="L21">
            <text:list-item>
              <text:p text:style-name="P59">Créer un modèle avec la ligne de commande : php artisan make:model Nom_modèle </text:p>
              <text:list>
                <text:list-item>
                  <text:p text:style-name="P59">Ou <text:span text:style-name="Emphasis">Créer un modèle avec la ligne de commande et sa migration : php artisan make:model Nom_modèle -m</text:span> </text:p>
                </text:list-item>
              </text:list>
            </text:list-item>
            <text:list-item>
              <text:p text:style-name="P59">Le fichier suivant est créé : App/Nom_modèle.php </text:p>
            </text:list-item>
            <text:list-item>
              <text:p text:style-name="P22">Dans le fichier de migration créé (Database/Migrations/create_nomTable_table), renseigner la fonction "UP" avec les champs à créer dans la table </text:p>
            </text:list-item>
          </text:list>
          <text:p text:style-name="Preformatted_20_Text">class CreateBoissonTable extends Migration</text:p>
          <text:p text:style-name="Preformatted_20_Text">{</text:p>
          <text:p text:style-name="Preformatted_20_Text"><text:s text:c="4"/>public function up()</text:p>
          <text:p text:style-name="Preformatted_20_Text"><text:s text:c="4"/>{</text:p>
          <text:p text:style-name="Preformatted_20_Text"><text:s text:c="8"/>Schema::create('boissons', function (Blueprint $table) {</text:p>
          <text:p text:style-name="Preformatted_20_Text"><text:s text:c="12"/>$table-&gt;increments('id');</text:p>
          <text:p text:style-name="Preformatted_20_Text"><text:s text:c="12"/>$table-&gt;string('name')-&gt;unique();</text:p>
          <text:p text:style-name="Preformatted_20_Text"><text:s text:c="12"/>$table-&gt;integer('price');</text:p>
          <text:p text:style-name="Preformatted_20_Text"><text:s text:c="12"/>$table-&gt;timestamps();</text:p>
          <text:p text:style-name="Preformatted_20_Text"><text:s text:c="8"/>});</text:p>
          <text:p text:style-name="Preformatted_20_Text"><text:s text:c="4"/>}</text:p>
          <text:p text:style-name="P3">}</text:p>
          <text:list xml:id="list541626853" text:style-name="L22">
            <text:list-item>
              <text:p text:style-name="P23">Dans le modèle créé, indiquer dans la classe les champs que l'on autorise à modifier </text:p>
            </text:list-item>
          </text:list>
          <text:p text:style-name="Preformatted_20_Text">class Boisson extends Model</text:p>
          <text:p text:style-name="Preformatted_20_Text">{</text:p>
          <text:p text:style-name="Preformatted_20_Text"><text:s text:c="4"/>//Préciser les champs que l'on a le droit de modifier </text:p>
          <text:p text:style-name="Preformatted_20_Text"><text:s text:c="4"/>protected $fillable = ['name', 'price'];</text:p>
          <text:p text:style-name="P3">}</text:p>
          <text:list xml:id="list3988174093" text:style-name="L23">
            <text:list-item>
              <text:p text:style-name="P24"><text:soft-page-break/>Finaliser et créer la table : php artisan migrate </text:p>
            </text:list-item>
          </text:list>
          <text:p text:style-name="Text_20_body">A noter, dans Bash, il est possible d'utiliser Tinker pour dialoguer avec la BDD - ligne de commande : php artisan tinker</text:p>
          <text:h text:style-name="Heading_20_2" text:outline-level="2"><text:bookmark text:name="user-content-indiquer-les-éléments-modifiables"/>Indiquer les éléments modifiables</text:h>
          <text:p text:style-name="Text_20_body">Indiquer les éléments que l'on peut renseigner lors du remplissage de masse (création d'un enregistrement) sinon Laravel bloque le remplissage des champs.</text:p>
          <text:list xml:id="list1718669804" text:style-name="L24">
            <text:list-item>
              <text:p text:style-name="P25">Dans le modèle créé, indiquer dans la classe les champs que l'on autorise à modifier </text:p>
            </text:list-item>
          </text:list>
          <text:p text:style-name="Preformatted_20_Text">class Boisson extends Model</text:p>
          <text:p text:style-name="Preformatted_20_Text">{</text:p>
          <text:p text:style-name="Preformatted_20_Text"><text:s text:c="4"/>//Préciser les champs que l'on a le droit de modifier </text:p>
          <text:p text:style-name="Preformatted_20_Text"><text:s text:c="4"/>protected $fillable = ['name', 'price'];</text:p>
          <text:p text:style-name="P3">}</text:p>
          <text:h text:style-name="Heading_20_1" text:outline-level="1"><text:bookmark text:name="user-content-synthèse-des-méthodes"/>Synthèse des méthodes</text:h>
          <text:p text:style-name="Text_20_body">Les méthodes, souvent héritées de Model, peuvent être enchaînées : where('attribut', '= à')-&gt;select()-&gt;...</text:p>
          <table:table table:name="Tableau1" table:style-name="Tableau1">
            <table:table-column table:style-name="Tableau1.A"/>
            <table:table-column table:style-name="Tableau1.B"/>
            <table:table-column table:style-name="Tableau1.C"/>
            <table:table-header-rows>
              <table:table-row>
                <table:table-cell table:style-name="Tableau1.A1" office:value-type="string">
                  <text:p text:style-name="P1">Méthodes</text:p>
                </table:table-cell>
                <table:table-cell table:style-name="Tableau1.A1" office:value-type="string">
                  <text:p text:style-name="P1">Définition</text:p>
                </table:table-cell>
                <table:table-cell table:style-name="Tableau1.A1" office:value-type="string">
                  <text:p text:style-name="P1">Exemple</text:p>
                </table:table-cell>
              </table:table-row>
            </table:table-header-rows>
            <table:table-row>
              <table:table-cell table:style-name="Tableau1.A1" office:value-type="string">
                <text:p text:style-name="P2">new NomClass();</text:p>
              </table:table-cell>
              <table:table-cell table:style-name="Tableau1.A1" office:value-type="string">
                <text:p text:style-name="P2">Créer une instance d'une classe</text:p>
              </table:table-cell>
              <table:table-cell table:style-name="Tableau1.A1" office:value-type="string">
                <text:p text:style-name="P2">$instance = new NomClass();</text:p>
              </table:table-cell>
            </table:table-row>
            <table:table-row>
              <table:table-cell table:style-name="Tableau1.A1" office:value-type="string">
                <text:p text:style-name="P2">$instance-&gt;attribut="";</text:p>
              </table:table-cell>
              <table:table-cell table:style-name="Tableau1.A1" office:value-type="string">
                <text:p text:style-name="P2">Modifier la valeur d'un attribut</text:p>
              </table:table-cell>
              <table:table-cell table:style-name="Tableau1.A1" office:value-type="string">
                <text:p text:style-name="P2">$instance-&gt;attribut = "bla";</text:p>
              </table:table-cell>
            </table:table-row>
            <table:table-row>
              <table:table-cell table:style-name="Tableau1.A1" office:value-type="string">
                <text:p text:style-name="P2">save()</text:p>
              </table:table-cell>
              <table:table-cell table:style-name="Tableau1.A1" office:value-type="string">
                <text:p text:style-name="P2">Méthode permettant d'enregistrer l'instance</text:p>
              </table:table-cell>
              <table:table-cell table:style-name="Tableau1.A1" office:value-type="string">
                <text:p text:style-name="P2">$instance-&gt;save();</text:p>
              </table:table-cell>
            </table:table-row>
            <table:table-row>
              <table:table-cell table:style-name="Tableau1.A1" office:value-type="string">
                <text:p text:style-name="P2">create(array)</text:p>
              </table:table-cell>
              <table:table-cell table:style-name="Tableau1.A1" office:value-type="string">
                <text:p text:style-name="P2">Méthode permettant de passer en paramètre un tableau pour renseigner les attributs d'une instance</text:p>
              </table:table-cell>
              <table:table-cell table:style-name="Tableau1.A1" office:value-type="string">
                <text:p text:style-name="P2">$boisson = App\Boisson::create(['name' =&gt; 'Café Long', 'price' =&gt; 80]);</text:p>
              </table:table-cell>
            </table:table-row>
            <table:table-row>
              <table:table-cell table:style-name="Tableau1.A1" office:value-type="string">
                <text:p text:style-name="P2">find($paramètre)</text:p>
              </table:table-cell>
              <table:table-cell table:style-name="Tableau1.A1" office:value-type="string">
                <text:p text:style-name="P2">Méthode permettant de trouver un enregistrement</text:p>
              </table:table-cell>
              <table:table-cell table:style-name="Tableau1.A1" office:value-type="string">
                <text:p text:style-name="P2">NomClasse::find($id);</text:p>
              </table:table-cell>
            </table:table-row>
            <table:table-row>
              <table:table-cell table:style-name="Tableau1.A1" office:value-type="string">
                <text:p text:style-name="P2">findOrFail($paramètre)</text:p>
              </table:table-cell>
              <table:table-cell table:style-name="Tableau1.A1" office:value-type="string">
                <text:p text:style-name="P2">Méthode permettant de trouver un enregistrement et retourner une erreur s'il n'existe pas</text:p>
              </table:table-cell>
              <table:table-cell table:style-name="Tableau1.A1" office:value-type="string">
                <text:p text:style-name="P2">NomClasse::findOrFail($id);</text:p>
              </table:table-cell>
            </table:table-row>
            <table:table-row>
              <table:table-cell table:style-name="Tableau1.A1" office:value-type="string">
                <text:p text:style-name="P2">where('attribut' , '= à')-&gt;get();</text:p>
              </table:table-cell>
              <table:table-cell table:style-name="Tableau1.A1" office:value-type="string">
                <text:p text:style-name="P2">Where permet de trouver un enregistrement avec un contenu spécifique et de le récupèrer grâce à get()</text:p>
              </table:table-cell>
              <table:table-cell table:style-name="Tableau1.A1" office:value-type="string">
                <text:p text:style-name="P2">NomClasse::where('name', 'toto')-&gt;get()</text:p>
              </table:table-cell>
            </table:table-row>
            <table:table-row>
              <table:table-cell table:style-name="Tableau1.A1" office:value-type="string">
                <text:p text:style-name="P2">select([attributs])</text:p>
              </table:table-cell>
              <table:table-cell table:style-name="Tableau1.A1" office:value-type="string">
                <text:p text:style-name="P2">Sélectionner les infos à afficher</text:p>
              </table:table-cell>
              <table:table-cell table:style-name="Tableau1.A1" office:value-type="string">
                <text:p text:style-name="P2">NomClass::where(..)-&gt;select(['attribut1','attribut2'])-&gt;get() ;</text:p>
              </table:table-cell>
            </table:table-row>
            <table:table-row>
              <table:table-cell table:style-name="Tableau1.A1" office:value-type="string">
                <text:p text:style-name="P2">toArray()</text:p>
              </table:table-cell>
              <table:table-cell table:style-name="Tableau1.A1" office:value-type="string">
                <text:p text:style-name="P2">Obtenir le résultat dans un tableau</text:p>
              </table:table-cell>
              <table:table-cell table:style-name="Tableau1.A1" office:value-type="string">
                <text:p text:style-name="P2">NomClasse::where(..)-&gt;get()-&gt;toArray() ;</text:p>
              </table:table-cell>
            </table:table-row>
            <table:table-row>
              <table:table-cell table:style-name="Tableau1.A1" office:value-type="string">
                <text:p text:style-name="P2">delete()</text:p>
              </table:table-cell>
              <table:table-cell table:style-name="Tableau1.A1" office:value-type="string">
                <text:p text:style-name="P2">Supprimer un enregistrement</text:p>
              </table:table-cell>
              <table:table-cell table:style-name="Tableau1.A1" office:value-type="string">
                <text:p text:style-name="P2">$instance-&gt;delete() ;</text:p>
              </table:table-cell>
            </table:table-row>
            <table:table-row>
              <table:table-cell table:style-name="Tableau1.A1" office:value-type="string">
                <text:p text:style-name="P2">destro(id)</text:p>
              </table:table-cell>
              <table:table-cell table:style-name="Tableau1.A1" office:value-type="string">
                <text:p text:style-name="P2">Supprimer un enregistrement en le sélectionnant</text:p>
              </table:table-cell>
              <table:table-cell table:style-name="Tableau1.A1" office:value-type="string">
                <text:p text:style-name="P2">$instance-&gt;destroy(id)</text:p>
              </table:table-cell>
            </table:table-row>
            <table:table-row>
              <table:table-cell table:style-name="Tableau1.A1" office:value-type="string">
                <text:p text:style-name="P2">all()</text:p>
              </table:table-cell>
              <table:table-cell table:style-name="Tableau1.A1" office:value-type="string">
                <text:p text:style-name="P2">Afficher tous les engistrements</text:p>
              </table:table-cell>
              <table:table-cell table:style-name="Tableau1.A1" office:value-type="string">
                <text:p text:style-name="P2">$instance = NomClass::all() ; (Dans la vue : $instance-<text:soft-page-break/>&gt;attribut1)</text:p>
              </table:table-cell>
            </table:table-row>
            <table:table-row>
              <table:table-cell table:style-name="Tableau1.A1" office:value-type="string">
                <text:p text:style-name="P2">orderBy('attribut', 'asc ou desc')</text:p>
              </table:table-cell>
              <table:table-cell table:style-name="Tableau1.A1" office:value-type="string">
                <text:p text:style-name="P2">Trier les enregistrements</text:p>
              </table:table-cell>
              <table:table-cell table:style-name="Tableau1.A1" office:value-type="string">
                <text:p text:style-name="P2">NomClass::order('name', 'desc')-&gt;get() ;</text:p>
              </table:table-cell>
            </table:table-row>
          </table:table>
          <text:h text:style-name="Heading_20_2" text:outline-level="2"><text:bookmark text:name="user-content-imposer-une-instance-dune-classe-en-paramètre"/>Imposer une instance d'une classe en paramètre</text:h>
          <text:list xml:id="list484094134" text:style-name="L25">
            <text:list-item>
              <text:p text:style-name="P26">Retourner une vue affichant les informations d'une boisson sélectionnée (par l'id) </text:p>
            </text:list-item>
          </text:list>
          <text:p text:style-name="Preformatted_20_Text">public function showBoissons($id)</text:p>
          <text:p text:style-name="Preformatted_20_Text">{</text:p>
          <text:p text:style-name="Preformatted_20_Text"><text:s text:c="8"/>$drink = Boisson::find($id);</text:p>
          <text:p text:style-name="Preformatted_20_Text"><text:s text:c="8"/>return view('editBoissons', ["boisson" =&gt; $boisson]);</text:p>
          <text:p text:style-name="P3">}</text:p>
          <text:p text:style-name="Text_20_body"><text:span text:style-name="Strong_20_Emphasis">Avec la magie :</text:span></text:p>
          <text:p text:style-name="Preformatted_20_Text">public function showBoissons(Boisson $boisson)</text:p>
          <text:p text:style-name="Preformatted_20_Text">{</text:p>
          <text:p text:style-name="Preformatted_20_Text"><text:s text:c="8"/>return view('editBoissons', ["boisson" =&gt; $boisson]);</text:p>
          <text:p text:style-name="P3">}</text:p>
          <text:list xml:id="list2375542068" text:style-name="L26">
            <text:list-item>
              <text:p text:style-name="P27">$boisson est une instance de la classe Boisson. Pour fonctionner il se base sur le champ "id" </text:p>
            </text:list-item>
          </text:list>
          <text:p text:style-name="Text_20_body"><text:span text:style-name="Emphasis">A noter, s'il n'y a pas de champs "id" dans notre table, il faut indiquer dans le model le champs servant d'id</text:span> :</text:p>
          <text:p text:style-name="Preformatted_20_Text">class Boisson extends Models</text:p>
          <text:p text:style-name="Preformatted_20_Text">{</text:p>
          <text:p text:style-name="Preformatted_20_Text"><text:s text:c="4"/>public function getRouteKeyName()</text:p>
          <text:p text:style-name="Preformatted_20_Text"><text:s text:c="4"/>{</text:p>
          <text:p text:style-name="Preformatted_20_Text"><text:s text:c="8"/>return 'code_boisson';</text:p>
          <text:p text:style-name="Preformatted_20_Text"><text:s text:c="4"/>}</text:p>
          <text:p text:style-name="P3">}</text:p>
          <text:h text:style-name="Heading_20_2" text:outline-level="2"><text:bookmark text:name="user-content-mise-à-jour-des-données-avec-le-model"/>Mise à jour des données avec le Model</text:h>
          <text:h text:style-name="Heading_20_3" text:outline-level="3"><text:bookmark text:name="user-content-ajouter-des-données"/>Ajouter des données</text:h>
          <text:list xml:id="list653707783" text:style-name="L27">
            <text:list-item>
              <text:p text:style-name="P60">Ajouter en haut de la page le lien pour avoir accès à Request : use Illuminate\Http\Request; </text:p>
            </text:list-item>
            <text:list-item>
              <text:p text:style-name="P28">Ajouter une méthode Store dans le Controller </text:p>
            </text:list-item>
          </text:list>
          <text:p text:style-name="Preformatted_20_Text">public function store(Request $request)</text:p>
          <text:p text:style-name="Preformatted_20_Text">{</text:p>
          <text:p text:style-name="Preformatted_20_Text"><text:s text:c="8"/>// Je récupère les infos de mon formulaire</text:p>
          <text:p text:style-name="Preformatted_20_Text"><text:s text:c="8"/>$data = </text:p>
          <text:p text:style-name="Preformatted_20_Text"><text:s text:c="8"/>[</text:p>
          <text:p text:style-name="Preformatted_20_Text"><text:s text:c="8"/>'name' <text:s/>=&gt; $request-&gt;input('name'),</text:p>
          <text:p text:style-name="Preformatted_20_Text"><text:s text:c="8"/>'price' <text:s text:c="2"/>=&gt; $request-&gt;input('price'),</text:p>
          <text:p text:style-name="Preformatted_20_Text"><text:s text:c="4"/>];</text:p>
          <text:p text:style-name="Preformatted_20_Text"/>
          <text:p text:style-name="Preformatted_20_Text"><text:s text:c="8"/>// J'ajoute dans ma BDD les infos de mon formulaire</text:p>
          <text:p text:style-name="Preformatted_20_Text"><text:s text:c="6"/>$boisson=Boisson::create($data);</text:p>
          <text:p text:style-name="Preformatted_20_Text"><text:s text:c="8"/></text:p>
          <text:p text:style-name="Preformatted_20_Text"><text:s text:c="4"/>// //J'affiche ma liste des boissons </text:p>
          <text:p text:style-name="Preformatted_20_Text"><text:s text:c="4"/>return redirect()-&gt;route('Drinks'); <text:s text:c="2"/>//sans utiliser une route renommée : return redirect('boissons');</text:p>
          <text:p text:style-name="P3">} </text:p>
          <text:list xml:id="list3183319909" text:style-name="L28">
            <text:list-item>
              <text:p text:style-name="P29"><text:soft-page-break/>Formulaire d'ajout : </text:p>
            </text:list-item>
          </text:list>
          <text:p text:style-name="Preformatted_20_Text">&lt;form action="{{route('ingredients.store')}}" class="form-group well col-md-offset-2 col-md-8" method="post"&gt;</text:p>
          <text:p text:style-name="Preformatted_20_Text"><text:s text:c="4"/>{{ csrf_field() }}</text:p>
          <text:p text:style-name="Preformatted_20_Text"><text:s text:c="4"/>&lt;label class="col-md-4" for="name"&gt;Nom Ingrédient&lt;/label&gt;</text:p>
          <text:p text:style-name="Preformatted_20_Text"><text:s text:c="4"/>&lt;input class="col-md-8" name="name" required="required" type="text"&gt;</text:p>
          <text:p text:style-name="Preformatted_20_Text"><text:s text:c="4"/>&lt;br&gt;&lt;br&gt;</text:p>
          <text:p text:style-name="Preformatted_20_Text"><text:s text:c="4"/>&lt;label class="col-md-4" for="stock"&gt;Stock&lt;/label&gt;</text:p>
          <text:p text:style-name="Preformatted_20_Text"><text:s text:c="4"/>&lt;input class="col-md-8" type="text" name="stock" required="required"&gt;</text:p>
          <text:p text:style-name="Preformatted_20_Text"><text:s text:c="4"/>&lt;br&gt;&lt;br&gt;</text:p>
          <text:p text:style-name="Preformatted_20_Text"><text:s text:c="4"/>&lt;button type="submit" class="btn btn-lg btn-primary"&gt;Ajouter&lt;/button&gt;</text:p>
          <text:p text:style-name="P3">&lt;/form&gt;</text:p>
          <text:h text:style-name="Heading_20_3" text:outline-level="3"><text:bookmark text:name="user-content-modifier-des-données"/>Modifier des données</text:h>
          <text:list xml:id="list1188049583" text:style-name="L29">
            <text:list-item>
              <text:p text:style-name="P61">Ajouter en haut de la page le lien pour avoir accès à Request : use Illuminate\Http\Request; </text:p>
            </text:list-item>
            <text:list-item>
              <text:p text:style-name="P30">Ajouter une méthode Publish dans le Controller </text:p>
            </text:list-item>
          </text:list>
          <text:p text:style-name="Preformatted_20_Text">public function update(Request $request, $boisson)</text:p>
          <text:p text:style-name="Preformatted_20_Text">{</text:p>
          <text:p text:style-name="Preformatted_20_Text"><text:s text:c="8"/>//Je récupère les données de mon formulaire</text:p>
          <text:p text:style-name="Preformatted_20_Text"><text:s text:c="8"/>$data = </text:p>
          <text:p text:style-name="Preformatted_20_Text"><text:s text:c="8"/>[</text:p>
          <text:p text:style-name="Preformatted_20_Text"><text:s text:c="8"/>'name' <text:s/>=&gt; $request-&gt;input('name'),</text:p>
          <text:p text:style-name="Preformatted_20_Text"><text:s text:c="8"/>'price' =&gt; $request-&gt;input('price'),</text:p>
          <text:p text:style-name="Preformatted_20_Text"><text:s text:c="8"/>];</text:p>
          <text:p text:style-name="Preformatted_20_Text"><text:s text:c="8"/></text:p>
          <text:p text:style-name="Preformatted_20_Text"><text:s text:c="8"/>// Je met à jour ma boisson avec les données de mon formulaire</text:p>
          <text:p text:style-name="Preformatted_20_Text"><text:s text:c="8"/>$boisson::update($data);</text:p>
          <text:p text:style-name="Preformatted_20_Text"/>
          <text:p text:style-name="Preformatted_20_Text"><text:s text:c="8"/>// //J'affiche ma liste des boissons </text:p>
          <text:p text:style-name="Preformatted_20_Text"><text:s text:c="8"/>return redirect()-&gt;route('Drinks');</text:p>
          <text:p text:style-name="P3">}</text:p>
          <text:list xml:id="list2006348846" text:style-name="L30">
            <text:list-item>
              <text:p text:style-name="P31">Ajouter dans le formulaire le Input magique (sinon ça ne marche pas ) </text:p>
            </text:list-item>
          </text:list>
          <text:p text:style-name="P3">&lt;input type="hidden" name="_method" value="put"&gt;</text:p>
          <text:h text:style-name="Heading_20_3" text:outline-level="3"><text:bookmark text:name="user-content-supprimer-des-données"/>Supprimer des données</text:h>
          <text:list xml:id="list2842795006" text:style-name="L31">
            <text:list-item>
              <text:p text:style-name="P62">Ajouter en haut de la page le lien pour avoir accès à Request : use Illuminate\Http\Request; </text:p>
            </text:list-item>
            <text:list-item>
              <text:p text:style-name="P32">Ajouter une méthode Delete dans le Controller </text:p>
            </text:list-item>
          </text:list>
          <text:p text:style-name="Preformatted_20_Text">public function deleteDrink(Boisson $boisson)</text:p>
          <text:p text:style-name="Preformatted_20_Text">{</text:p>
          <text:p text:style-name="Preformatted_20_Text"><text:s text:c="8"/>$boisson-&gt;delete();</text:p>
          <text:p text:style-name="Preformatted_20_Text"><text:s text:c="8"/>return redirect()-&gt;route('Drinks');</text:p>
          <text:p text:style-name="P3">}</text:p>
          <text:list xml:id="list2250176987" text:style-name="L32">
            <text:list-item>
              <text:p text:style-name="P33">Ajouter dans le formulaire le Input magique (sinon ça ne marche pas ) </text:p>
            </text:list-item>
          </text:list>
          <text:p text:style-name="P3">&lt;input type="hidden" name="_method" value="delete"&gt;</text:p>
          <text:p text:style-name="Text_20_body"><text:span text:style-name="Emphasis">exemple de bouton pour supprimer :</text:span></text:p>
          <text:p text:style-name="Preformatted_20_Text">&lt;form method="post"&gt;</text:p>
          <text:p text:style-name="Preformatted_20_Text"><text:s text:c="8"/>{{ csrf_field() }}</text:p>
          <text:p text:style-name="Preformatted_20_Text"><text:s text:c="8"/>&lt;input type="hidden" name="_method" value="delete"&gt;</text:p>
          <text:p text:style-name="Preformatted_20_Text"><text:soft-page-break/><text:s text:c="8"/>&lt;button type="submit" class="btn btn-lg btn-warning col-md-offset-1 col-md-3"&gt;Supprimer&lt;/button&gt;</text:p>
          <text:p text:style-name="P3">&lt;/form&gt;</text:p>
          <text:h text:style-name="Heading_20_1" text:outline-level="1"><text:bookmark text:name="user-content-relations-entre-modèles"/>Relations entre modèles</text:h>
          <text:h text:style-name="Heading_20_2" text:outline-level="2"><text:bookmark text:name="user-content-relation-one-to-one--hasone-et-belongsto"/>Relation One to One : hasOne et belongsTo</text:h>
          <text:p text:style-name="Text_20_body">Relation : un utilisateur a un téléphone</text:p>
          <text:list xml:id="list3149499160" text:style-name="L33">
            <text:list-item>
              <text:p text:style-name="P34">Dans l'un des Model on ajoute une méthode portant le nom de l'autre Model </text:p>
            </text:list-item>
          </text:list>
          <text:p text:style-name="Preformatted_20_Text">class User extends Model</text:p>
          <text:p text:style-name="Preformatted_20_Text">{</text:p>
          <text:p text:style-name="Preformatted_20_Text"><text:s text:c="8"/>public function phone()</text:p>
          <text:p text:style-name="Preformatted_20_Text"><text:s text:c="8"/>{</text:p>
          <text:p text:style-name="Preformatted_20_Text"><text:s text:c="16"/>return $this-&gt;hasOne('App\Phone');</text:p>
          <text:p text:style-name="Preformatted_20_Text"><text:s text:c="8"/>}</text:p>
          <text:p text:style-name="P3">}</text:p>
          <text:p text:style-name="Preformatted_20_Text"><text:span text:style-name="Source_20_Text">* hasOne : nom de la relation</text:span></text:p>
          <text:p text:style-name="P3"><text:span text:style-name="Source_20_Text">* App\Phone : lien vers le 2ème Model</text:span></text:p>
          <text:list xml:id="list1520718599" text:style-name="L34">
            <text:list-item>
              <text:p text:style-name="P63">Eloquent crée automatiquement la clé étrangère dans le 2ème Model </text:p>
            </text:list-item>
            <text:list-item>
              <text:p text:style-name="P35">Dans le 2ème Model on crée : belongsTo </text:p>
            </text:list-item>
          </text:list>
          <text:p text:style-name="Preformatted_20_Text">class Phone extends Model </text:p>
          <text:p text:style-name="Preformatted_20_Text">{ </text:p>
          <text:p text:style-name="Preformatted_20_Text"><text:s text:c="8"/>public function user()</text:p>
          <text:p text:style-name="Preformatted_20_Text"><text:s text:c="8"/>{</text:p>
          <text:p text:style-name="Preformatted_20_Text"><text:s text:c="16"/>return $this-&gt;belongsTo('App\Phone');</text:p>
          <text:p text:style-name="Preformatted_20_Text"><text:s text:c="8"/>}</text:p>
          <text:p text:style-name="P3">} </text:p>
          <text:list xml:id="list2992981618" text:style-name="L35">
            <text:list-item>
              <text:p text:style-name="P36">Dans le fichier de migration (create_nomModel_table), ajouter l'index : nomTable2_id </text:p>
            </text:list-item>
          </text:list>
          <text:p text:style-name="Preformatted_20_Text">class CreatePhoneTable extends Migration</text:p>
          <text:p text:style-name="Preformatted_20_Text">{</text:p>
          <text:p text:style-name="Preformatted_20_Text"><text:s text:c="4"/>public function up()</text:p>
          <text:p text:style-name="Preformatted_20_Text"><text:s text:c="4"/>{</text:p>
          <text:p text:style-name="Preformatted_20_Text"><text:s text:c="8"/>Schema::create('ventes', function (Blueprint $table) {</text:p>
          <text:p text:style-name="Preformatted_20_Text"><text:s text:c="12"/>$table-&gt;increments('id');</text:p>
          <text:p text:style-name="Preformatted_20_Text"><text:s text:c="12"/>$table-&gt;integer('user_id')-&gt;unsigned()-&gt;index(); //unsigned : valeur positive</text:p>
          <text:p text:style-name="Preformatted_20_Text"><text:s text:c="12"/>$table-&gt;timestamps();</text:p>
          <text:p text:style-name="Preformatted_20_Text"><text:s text:c="8"/>});</text:p>
          <text:p text:style-name="Preformatted_20_Text"><text:s text:c="4"/>}</text:p>
          <text:p text:style-name="P3">}</text:p>
          <text:h text:style-name="Heading_20_2" text:outline-level="2"><text:bookmark text:name="user-content-relation-one-to-many--hasmany-et-belongsto"/>Relation One To Many : hasMany et belongsTo</text:h>
          <text:p text:style-name="Text_20_body">Relation une Boisson a plusieurs Ventes</text:p>
          <text:list xml:id="list604129010" text:style-name="L36">
            <text:list-item>
              <text:p text:style-name="P37">Dans le Model Boisson, on crée la méthode "ventes" </text:p>
            </text:list-item>
          </text:list>
          <text:p text:style-name="Preformatted_20_Text">class Boisson extends Model</text:p>
          <text:p text:style-name="Preformatted_20_Text">{</text:p>
          <text:p text:style-name="Preformatted_20_Text"><text:soft-page-break/><text:s text:c="8"/>public function ventes()</text:p>
          <text:p text:style-name="Preformatted_20_Text"><text:s text:c="8"/>{</text:p>
          <text:p text:style-name="Preformatted_20_Text"><text:s text:c="16"/>return $this-&gt;hasMany('App\Vente');</text:p>
          <text:p text:style-name="Preformatted_20_Text"><text:s text:c="8"/>}</text:p>
          <text:p text:style-name="P3">}</text:p>
          <text:list xml:id="list638310888" text:style-name="L37">
            <text:list-item>
              <text:p text:style-name="P38">Dans le Model Vente, on crée la méthode "boisson" </text:p>
            </text:list-item>
          </text:list>
          <text:p text:style-name="Preformatted_20_Text">class Vente extends Model</text:p>
          <text:p text:style-name="Preformatted_20_Text">{</text:p>
          <text:p text:style-name="Preformatted_20_Text"><text:s text:c="8"/>public function boisson()</text:p>
          <text:p text:style-name="Preformatted_20_Text"><text:s text:c="8"/>{</text:p>
          <text:p text:style-name="Preformatted_20_Text"><text:s text:c="16"/>return $this-&gt;belongsTo('App\Boisson');</text:p>
          <text:p text:style-name="Preformatted_20_Text"><text:s text:c="8"/>}</text:p>
          <text:p text:style-name="P3">}</text:p>
          <text:list xml:id="list3551115435" text:style-name="L38">
            <text:list-item>
              <text:p text:style-name="P39">On crée la clé étrangère et les champs dans le fichier de migration de Ventes </text:p>
            </text:list-item>
          </text:list>
          <text:p text:style-name="Preformatted_20_Text">class CreateVentesTable extends Migration</text:p>
          <text:p text:style-name="Preformatted_20_Text">{</text:p>
          <text:p text:style-name="Preformatted_20_Text"><text:s text:c="4"/>public function up()</text:p>
          <text:p text:style-name="Preformatted_20_Text"><text:s text:c="4"/>{</text:p>
          <text:p text:style-name="Preformatted_20_Text"><text:s text:c="8"/>Schema::create('ventes', function (Blueprint $table) {</text:p>
          <text:p text:style-name="Preformatted_20_Text"><text:s text:c="12"/>$table-&gt;increments('id');</text:p>
          <text:p text:style-name="Preformatted_20_Text"><text:s text:c="12"/>$table-&gt;integer('nbSugar');</text:p>
          <text:p text:style-name="Preformatted_20_Text"><text:s text:c="12"/>$table-&gt;integer('boisson_id')-&gt;unsigned();</text:p>
          <text:p text:style-name="Preformatted_20_Text"><text:s text:c="12"/>$table-&gt;foreign('boisson_id')-&gt;references('id')-&gt;on('boissons');</text:p>
          <text:p text:style-name="Preformatted_20_Text"><text:s text:c="12"/>$table-&gt;timestamps();</text:p>
          <text:p text:style-name="Preformatted_20_Text"><text:s text:c="8"/>});</text:p>
          <text:p text:style-name="Preformatted_20_Text"><text:s text:c="4"/>}</text:p>
          <text:p text:style-name="P3">}</text:p>
          <text:list xml:id="list1596746081" text:style-name="L39">
            <text:list-item>
              <text:p text:style-name="P40">Dans les Models, on précise les champs que l'on pourra modifier </text:p>
            </text:list-item>
          </text:list>
          <text:p text:style-name="Preformatted_20_Text">class Vente extends Model</text:p>
          <text:p text:style-name="Preformatted_20_Text">{</text:p>
          <text:p text:style-name="Preformatted_20_Text"><text:s text:c="4"/>//Préciser les champs que l'on peut modifier </text:p>
          <text:p text:style-name="Preformatted_20_Text"><text:s text:c="4"/>protected $fillable = ['nbSugar', 'boisson_id'];</text:p>
          <text:p text:style-name="P3">}</text:p>
          <text:list xml:id="list1402178763" text:style-name="L40">
            <text:list-item>
              <text:p text:style-name="P41">Faire la migration en ligne de commande : php artisan migrate </text:p>
            </text:list-item>
          </text:list>
          <text:h text:style-name="Heading_20_2" text:outline-level="2"><text:bookmark text:name="user-content-relation-many-to-many--belongstomany"/>Relation Many To Many : belongsToMany</text:h>
          <text:p text:style-name="Text_20_body">Relation entre Boisson et Ingredient</text:p>
          <text:list xml:id="list1375973383" text:style-name="L41">
            <text:list-item>
              <text:p text:style-name="P64">Dans le Model Boisson, on crée la méthode "ingredients" et les champs qu'on autorise à modifier </text:p>
            </text:list-item>
            <text:list-item>
              <text:p text:style-name="P42">Pour tous les champs autres que "boisson_id" et "ingredient_id", il faut les préciser dans les 2 Models : "withPivot" </text:p>
            </text:list-item>
          </text:list>
          <text:p text:style-name="Preformatted_20_Text">class Boisson extends Model</text:p>
          <text:p text:style-name="Preformatted_20_Text">{</text:p>
          <text:p text:style-name="Preformatted_20_Text"><text:s text:c="4"/>//Préciser les champs que l'on a le droit de modifier </text:p>
          <text:p text:style-name="Preformatted_20_Text"><text:s text:c="4"/>protected $fillable = ['name', 'price'];</text:p>
          <text:p text:style-name="Preformatted_20_Text"/>
          <text:p text:style-name="Preformatted_20_Text"><text:s text:c="4"/>public function ingredients()</text:p>
          <text:p text:style-name="Preformatted_20_Text"><text:s text:c="4"/>{</text:p>
          <text:p text:style-name="Preformatted_20_Text"><text:s text:c="8"/>return $this-&gt;belongsToMany('App\Ingredient')-&gt;withPivot('quantity');</text:p>
          <text:p text:style-name="Preformatted_20_Text"><text:s text:c="4"/>}</text:p>
          <text:p text:style-name="P3"><text:soft-page-break/>}</text:p>
          <text:list xml:id="list876250802" text:style-name="L42">
            <text:list-item>
              <text:p text:style-name="P43">Dans le Model Ingredient, on crée la méthode "boissons" et les champs qu'on autorise à modifier </text:p>
            </text:list-item>
          </text:list>
          <text:p text:style-name="Preformatted_20_Text">class Ingredient extends Model</text:p>
          <text:p text:style-name="Preformatted_20_Text">{</text:p>
          <text:p text:style-name="Preformatted_20_Text"><text:s text:c="4"/>protected $fillable = ['name', 'stock'];</text:p>
          <text:p text:style-name="Preformatted_20_Text"/>
          <text:p text:style-name="Preformatted_20_Text"><text:s text:c="4"/>public function boissons()</text:p>
          <text:p text:style-name="Preformatted_20_Text"><text:s text:c="4"/>{</text:p>
          <text:p text:style-name="Preformatted_20_Text"><text:s text:c="8"/>return $this-&gt;belongsToMany('App\Boisson')-&gt;withPivot('quantity');</text:p>
          <text:p text:style-name="Preformatted_20_Text"><text:s text:c="4"/>}</text:p>
          <text:p text:style-name="P3">}</text:p>
          <text:list xml:id="list90421313" text:style-name="L43">
            <text:list-item>
              <text:p text:style-name="P44">Faire une migration pour créer la table de liaison : elle se nomme nomModel1_nomModel2 (par ordre alphabétique) </text:p>
            </text:list-item>
          </text:list>
          <text:p text:style-name="P3"><text:span text:style-name="Source_20_Text">$ php artisan make:migration create_boisson_ingredient_table</text:span></text:p>
          <text:list xml:id="list1492139031" text:style-name="L44">
            <text:list-item>
              <text:p text:style-name="P45">Dans le fichier de migration qui vient d'être créé, on précise les champs dans la table de liaison (clé primaire &amp; étrangère) </text:p>
            </text:list-item>
          </text:list>
          <text:p text:style-name="Preformatted_20_Text">class CreateBoissonIngredientTable extends Migration</text:p>
          <text:p text:style-name="Preformatted_20_Text">{</text:p>
          <text:p text:style-name="Preformatted_20_Text"><text:s text:c="4"/>public function up()</text:p>
          <text:p text:style-name="Preformatted_20_Text"><text:s text:c="4"/>{</text:p>
          <text:p text:style-name="Preformatted_20_Text"><text:s text:c="8"/>Schema::create('boisson_ingredient', function (Blueprint $table) </text:p>
          <text:p text:style-name="Preformatted_20_Text"><text:s text:c="8"/>{</text:p>
          <text:p text:style-name="Preformatted_20_Text"><text:s text:c="12"/>$table-&gt;integer('boisson_id');</text:p>
          <text:p text:style-name="Preformatted_20_Text"><text:s text:c="12"/>$table-&gt;integer('ingredient_id');</text:p>
          <text:p text:style-name="Preformatted_20_Text"><text:s text:c="12"/>$table-&gt;primary(['boisson_id','ingredient_id']); <text:s/>//clé primaire : couple</text:p>
          <text:p text:style-name="Preformatted_20_Text"><text:s text:c="12"/>$table-&gt;foreign('boisson_id')-&gt;references('id')-&gt;on('boissons'); //clé étrangère</text:p>
          <text:p text:style-name="Preformatted_20_Text"><text:s text:c="12"/>$table-&gt;foreign('ingredient_id')-&gt;references('id')-&gt;on('ingredients'); //clé étrangère</text:p>
          <text:p text:style-name="Preformatted_20_Text"><text:s text:c="12"/>$table-&gt;integer('quantity');</text:p>
          <text:p text:style-name="Preformatted_20_Text"><text:s text:c="12"/>$table-&gt;timestamps();</text:p>
          <text:p text:style-name="Preformatted_20_Text"><text:s text:c="8"/>});</text:p>
          <text:p text:style-name="Preformatted_20_Text"><text:s text:c="4"/>}</text:p>
          <text:p text:style-name="P3">}</text:p>
          <text:list xml:id="list1151267566" text:style-name="L45">
            <text:list-item>
              <text:p text:style-name="P46">Faire la migration en ligne de commande : php artisan migrate </text:p>
            </text:list-item>
          </text:list>
          <text:h text:style-name="Heading_20_3" text:outline-level="3"><text:bookmark text:name="user-content-accèder-aux-éléments-de-la-table-de-liaison"/>Accèder aux éléments de la table de liaison</text:h>
          <text:p text:style-name="Text_20_body"><text:span text:style-name="Strong_20_Emphasis">La table de liaison est connu sous le nom de "pivot", qui est un objet.</text:span></text:p>
          <text:list xml:id="list1266156533" text:style-name="L46">
            <text:list-item>
              <text:p text:style-name="P47">Fonction permettant de récupèrer la recette d'une boisson : </text:p>
            </text:list-item>
          </text:list>
          <text:p text:style-name="Preformatted_20_Text">public function showBoissons(Boisson $boisson) //je demande un paramètre de la classe Boisson (cherche par défaut l'id)</text:p>
          <text:p text:style-name="Preformatted_20_Text"><text:s text:c="4"/>{</text:p>
          <text:p text:style-name="Preformatted_20_Text"><text:s text:c="8"/>//Récupèrer les ingrédients d'une boisson</text:p>
          <text:p text:style-name="Preformatted_20_Text"><text:s text:c="8"/>$recette = $boisson-&gt;ingredients;</text:p>
          <text:p text:style-name="Preformatted_20_Text"/>
          <text:p text:style-name="Preformatted_20_Text"><text:s text:c="8"/>//Retourner la vue avec les données </text:p>
          <text:p text:style-name="Preformatted_20_Text"><text:s text:c="8"/>return view('editBoissons', ["boisson" =&gt; $boisson, "recette"=&gt; $recette]);</text:p>
          <text:p text:style-name="P3"><text:soft-page-break/><text:s text:c="4"/>}</text:p>
          <text:list xml:id="list2058937299" text:style-name="L47">
            <text:list-item>
              <text:p text:style-name="P48">Dans la vue, pour afficher tous les ingrédients et les quantités (nb doses) : </text:p>
            </text:list-item>
          </text:list>
          <text:p text:style-name="Preformatted_20_Text">@foreach ($recette as $unIng)</text:p>
          <text:p text:style-name="Preformatted_20_Text"><text:s text:c="4"/>&lt;tr&gt;</text:p>
          <text:p text:style-name="Preformatted_20_Text"><text:s text:c="8"/>&lt;td&gt;{{ $unIng-&gt;name }}&lt;/td&gt; //On récupère le nom de l'ingrédient dans la table ingrédient</text:p>
          <text:p text:style-name="Preformatted_20_Text"><text:s text:c="8"/>&lt;td&gt;{{ $unIng-&gt;pivot-&gt;quantity }}&lt;/td&gt; //On récupère la quantité dans la table Pivot (boisson_ingredient)</text:p>
          <text:p text:style-name="Preformatted_20_Text"><text:s text:c="4"/>&lt;/tr&gt;</text:p>
          <text:p text:style-name="P3">@endforeach</text:p>
        </text:section>
      </text:section>
      <text:p text:style-name="Text_20_body"><office:annotation><dc:date>2018-01-29T16:37:56.099000000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6:37:40.450000000</meta:creation-date>
    <dc:date>2018-01-29T16:39:01.241000000</dc:date>
    <meta:editing-duration>PT1M20S</meta:editing-duration>
    <meta:editing-cycles>1</meta:editing-cycles>
    <meta:document-statistic meta:table-count="1" meta:image-count="0" meta:object-count="0" meta:page-count="10" meta:paragraph-count="373" meta:word-count="1832" meta:character-count="14353" meta:non-whitespace-character-count="11827"/>
    <meta:generator>LibreOffice/5.4.1.2$Windows_X86_64 LibreOffice_project/ea7cb86e6eeb2bf3a5af73a8f7777ac570321527</meta:generator>
  </office:meta>
</office:document-meta>
</file>